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5.135cm"/>
    </style:style>
    <style:style style:name="co3" style:family="table-column">
      <style:table-column-properties fo:break-before="auto" style:column-width="7.003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16.0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66ff66" fo:border="0.06pt solid #000000" fo:padding="0.06cm"/>
    </style:style>
    <style:style style:name="ce8" style:family="table-cell" style:parent-style-name="Default">
      <style:table-cell-properties fo:background-color="#ffcc99" fo:border="0.06pt solid #000000" fo:padding="0.06cm"/>
    </style:style>
    <style:style style:name="ce9" style:family="table-cell" style:parent-style-name="Default">
      <style:table-cell-properties fo:background-color="#cc99ff" fo:border="0.06pt solid #000000" fo:padding="0.06cm"/>
    </style:style>
    <style:style style:name="ce10" style:family="table-cell" style:parent-style-name="Default">
      <style:table-cell-properties fo:background-color="#ccffff" fo:border="0.06pt solid #000000" fo:padding="0.06cm" style:vertical-align="top"/>
    </style:style>
    <style:style style:name="ce11" style:family="table-cell" style:parent-style-name="Default">
      <style:table-cell-properties fo:background-color="#ff99cc" fo:border="0.06pt solid #000000" fo:padding="0.06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padding="0.06cm"/>
    </style:style>
    <style:style style:name="ce15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5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Hexbot CPU Pin Requirements</text:p>
          </table:table-cell>
          <table:table-cell table:number-columns-repeated="6"/>
          <table:table-cell office:value-type="string" calcext:value-type="string">
            <text:p>Physical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Pins neede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ir</text:p>
          </table:table-cell>
          <table:table-cell table:style-name="ce16" office:value-type="string" calcext:value-type="string">
            <text:p>Phy</text:p>
          </table:table-cell>
          <table:table-cell table:style-name="ce16" office:value-type="string" calcext:value-type="string">
            <text:p>GPIO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// Physical pin 1 is labeled RST button</text:p>
          </table:table-cell>
        </table:table-row>
        <table:table-row table:style-name="ro1">
          <table:table-cell table:number-columns-repeated="8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// Physical pin 2 is labeled 3V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ttery monitor</text:p>
          </table:table-cell>
          <table:table-cell office:value-type="string" calcext:value-type="string">
            <text:p>Enable the power monitoring circu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// Physical pin 3 is labeled NC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a/d conversion p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// Physical pin 4 is labeled GND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5 Volt Power</text:p>
          </table:table-cell>
          <table:table-cell office:value-type="string" calcext:value-type="string">
            <text:p>Right side: enable 5V PCA9685 supp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const int8_t PIN_5_LBL_A0 = 26; // Physical pin 5. Input and output.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Righ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const int8_t PIN_6_LBL_A1 = 25; // Physical pin 6. Input and output.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Righ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const int8_t PIN_7_LBL_A2 = 34; // Physical pin 7. Input only.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Left side: enable 5V PCA9685 supp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const int8_t PIN_8_LBL_A3 = 39; // Physical pin 8. Input only.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Lef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const int8_t PIN_9_LBL_A4 = 36; // Physical pin 9. Input only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Lef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const int8_t PIN_10_LBL_A5 = 4; // Physical pin 10. Input and output.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3.3 V power</text:p>
          </table:table-cell>
          <table:table-cell office:value-type="string" calcext:value-type="string">
            <text:p>Right side: enable 3.3V PCA9685 supp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const int8_t PIN_11_LBL_SCK = 5; // Physical pin 11. Output only.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Righ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const int8_t PIN_12_LBL_MO = 18; // Physical pin 12. Output only.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Righ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const int8_t PIN_13_LBL_MI = 19; // Physical pin 13. Input only.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Left side: enable 3.3V PCA9685 supp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const int8_t PIN_14_LBL_RX = 16; // Physical pin 14. Input only.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Lef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const int8_t PIN_15_LBL_TX = 17; // Physical pin 15. Output only.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ef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const int8_t PIN_16_LBL_21 = 21; // Physical pin 16. Input and output.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Reset Button LE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5"/>
          <table:table-cell office:value-type="string" calcext:value-type="string">
            <text:p>///////////////////////////////////////////////////////////////////////////////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office:value-type="string" calcext:value-type="string">
            <text:p>// Variables used to reference the pins in the right 12 pin socket.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office:value-type="string" calcext:value-type="string">
            <text:p>///////////////////////////////////////////////////////////////////////////////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I2C bus 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8" office:value-type="float" office:value="17" calcext:value-type="float">
            <text:p>17</text:p>
          </table:table-cell>
          <table:table-cell office:value-type="string" calcext:value-type="string">
            <text:p>const int8_t PIN_17_LBL_SDA = 23; // Physical pin 17. Input and output.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const int8_t PIN_18_LBL_SCL = 22; // Physical pin 18. Input and output.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I2C bus 2</text:p>
          </table:table-cell>
          <table:table-cell table:style-name="ce12" office:value-type="string" calcext:value-type="string">
            <text:p>SD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/>
          <table:table-cell table:style-name="ce18" office:value-type="float" office:value="19" calcext:value-type="float">
            <text:p>19</text:p>
          </table:table-cell>
          <table:table-cell office:value-type="string" calcext:value-type="string">
            <text:p>const int8_t PIN_19_LBL_14 = 14; // Physical pin 19. Input and output.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SCL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/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const int8_t PIN_20_LBL_32 = 32; // Physical pin 20. Input and output.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OLED board buttons</text:p>
          </table:table-cell>
          <table:table-cell office:value-type="string" calcext:value-type="string">
            <text:p>Button 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8" office:value-type="float" office:value="21" calcext:value-type="float">
            <text:p>21</text:p>
          </table:table-cell>
          <table:table-cell office:value-type="string" calcext:value-type="string">
            <text:p>const int8_t PIN_21_LBL_15 = 15; // Physical pin 21. Input and output.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Button 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const int8_t PIN_22_LBL_33 = 33; // Physical pin 22. Input and output.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Button 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/>
          <table:table-cell table:style-name="ce18" office:value-type="float" office:value="23" calcext:value-type="float">
            <text:p>23</text:p>
          </table:table-cell>
          <table:table-cell office:value-type="string" calcext:value-type="string">
            <text:p>const int8_t PIN_23_LBL_27 = 27; // Physical pin 23. Input and output.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aster Power switch</text:p>
          </table:table-cell>
          <table:table-cell office:value-type="string" calcext:value-type="string">
            <text:p>LED contr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const int8_t PIN_24_LBL_12 = 12; // Physical pin 24. Output only.</text:p>
          </table:table-cell>
        </table:table-row>
        <table:table-row table:style-name="ro1">
          <table:table-cell table:number-columns-repeated="8"/>
          <table:table-cell table:style-name="ce18" office:value-type="float" office:value="25" calcext:value-type="float">
            <text:p>25</text:p>
          </table:table-cell>
          <table:table-cell office:value-type="string" calcext:value-type="string">
            <text:p>const int8_t PIN_25_LBL_13 = 13; // Physical pin 25. Input and output.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<text:s/>Total needed GPIO pins</text:p>
          </table:table-cell>
          <table:table-cell table:number-columns-repeated="6"/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// Physical pin 26 is labeled USB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<text:s/>Perhaps unneeded pins</text:p>
          </table:table-cell>
          <table:table-cell table:number-columns-repeated="6"/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// Physical pin 27 is labeled EN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vailable</text:p>
          </table:table-cell>
          <table:table-cell table:number-columns-repeated="6"/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// Physical pin 28 is labeled BAT</text:p>
          </table:table-cell>
        </table:table-row>
        <table:table-row table:style-name="ro1">
          <table:table-cell table:style-name="ce5" table:formula="of:=[.A31]-[.A31]+[.A32]" office:value-type="float" office:value="8" calcext:value-type="float">
            <text:p>8</text:p>
          </table:table-cell>
          <table:table-cell office:value-type="string" calcext:value-type="string">
            <text:p>Spare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vailable pins (ignoring function restriction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umbers are physical pin numbers)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fully programmable weak pullup / pulldown ( 14, 16, 17, 18, 19, 21, 22, 23)</text:p>
          </table:table-cell>
          <table:table-cell table:style-name="ce14" table:number-columns-repeated="7"/>
        </table:table-row>
        <table:table-row table:style-name="ro2">
          <table:table-cell/>
          <table:table-cell table:style-name="ce8"/>
          <table:table-cell table:style-name="ce14" office:value-type="string" calcext:value-type="string">
            <text:p>powers up with weak pullUP enabled ( 5, 15)</text:p>
          </table:table-cell>
          <table:table-cell table:style-name="ce14" table:number-columns-repeated="7"/>
        </table:table-row>
        <table:table-row table:style-name="ro2">
          <table:table-cell/>
          <table:table-cell table:style-name="ce9"/>
          <table:table-cell table:style-name="ce14" office:value-type="string" calcext:value-type="string">
            <text:p>powers up with weak pullDOWN enabled ( 4)</text:p>
          </table:table-cell>
          <table:table-cell table:style-name="ce14" table:number-columns-repeated="7"/>
        </table:table-row>
        <table:table-row table:style-name="ro2">
          <table:table-cell/>
          <table:table-cell table:style-name="ce10"/>
          <table:table-cell table:style-name="ce15" office:value-type="string" calcext:value-type="string" table:number-columns-spanned="8" table:number-rows-spanned="1">
            <text:p>input only pins ( 34, 36, 39)</text:p>
          </table:table-cell>
          <table:covered-table-cell table:number-columns-repeated="6" table:style-name="ce15"/>
          <table:covered-table-cell table:style-name="ce19"/>
        </table:table-row>
        <table:table-row table:style-name="ro2">
          <table:table-cell/>
          <table:table-cell table:style-name="ce11"/>
          <table:table-cell table:style-name="ce15" office:value-type="string" calcext:value-type="string" table:number-columns-spanned="8" table:number-rows-spanned="1">
            <text:p>can be touch capacitive sensor ( 10, 19, 20, 21, 22, 23, 24, 25)</text:p>
          </table:table-cell>
          <table:covered-table-cell table:number-columns-repeated="6" table:style-name="ce15"/>
          <table:covered-table-cell table:style-name="ce1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E: We avoid A/D controller 2 due to complications with WiFi coexistence</text:p>
          </table:table-cell>
          <table:table-cell table:number-columns-repeated="7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3:45:56.188000000</meta:creation-date>
    <dc:date>2022-05-23T15:35:06.898000000</dc:date>
    <meta:editing-duration>PT27M33S</meta:editing-duration>
    <meta:editing-cycles>1</meta:editing-cycles>
    <meta:document-statistic meta:table-count="1" meta:cell-count="211" meta:object-count="0"/>
    <meta:generator>LibreOffice/7.2.6.2$Windows_X86_64 LibreOffice_project/b0ec3a565991f7569a5a7f5d24fed7f52653d754</meta:generator>
  </office:meta>
</office:document-meta>
</file>